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24-12-3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24-01-02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23-01-03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22-01-04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21-01-0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20-01-02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18-12-31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18-01-03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17-01-05 15:2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16-01-05 15:26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15-01-07 15:10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4100342401</text:p>
          </table:table-cell>
          <table:table-cell office:value-type="string" calcext:value-type="string">
            <text:p>2014-01-06 16:43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